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0pt" officeooo:rsid="0106e4d7" officeooo:paragraph-rsid="0106e4d7" style:font-size-asian="10pt" style:font-size-complex="10pt"/>
    </style:style>
    <style:style style:name="P2" style:family="paragraph" style:parent-style-name="Standard">
      <style:text-properties fo:font-size="10pt" officeooo:rsid="00f7f16e" officeooo:paragraph-rsid="00d99cc1" style:font-size-asian="10pt" style:font-size-complex="10pt"/>
    </style:style>
    <style:style style:name="P3" style:family="paragraph" style:parent-style-name="Standard">
      <style:text-properties fo:font-size="10pt" officeooo:rsid="00891202" officeooo:paragraph-rsid="010f4e85" style:font-size-asian="10pt" style:font-size-complex="10pt"/>
    </style:style>
    <style:style style:name="P4" style:family="paragraph" style:parent-style-name="Standard">
      <style:text-properties fo:font-size="10pt" officeooo:rsid="00dc5739" officeooo:paragraph-rsid="00ec4833" style:font-size-asian="10pt" style:font-size-complex="10pt"/>
    </style:style>
    <style:style style:name="P5" style:family="paragraph" style:parent-style-name="Standard">
      <style:text-properties fo:font-size="10pt" officeooo:rsid="01030acd" officeooo:paragraph-rsid="01030acd" style:font-size-asian="10pt" style:font-size-complex="10pt"/>
    </style:style>
    <style:style style:name="P6" style:family="paragraph" style:parent-style-name="Standard">
      <style:text-properties fo:font-size="10pt" officeooo:rsid="01030acd" officeooo:paragraph-rsid="01cdbefa" style:font-size-asian="10pt" style:font-size-complex="10pt"/>
    </style:style>
    <style:style style:name="P7" style:family="paragraph" style:parent-style-name="Standard">
      <style:text-properties fo:font-size="10pt" officeooo:rsid="014ffd95" officeooo:paragraph-rsid="014ffd95" style:font-size-asian="10pt" style:font-size-complex="10pt"/>
    </style:style>
    <style:style style:name="P8" style:family="paragraph" style:parent-style-name="Standard">
      <style:text-properties fo:font-size="10pt" officeooo:rsid="01c1d600" officeooo:paragraph-rsid="01c1d600" style:font-size-asian="10pt" style:font-size-complex="10pt"/>
    </style:style>
    <style:style style:name="P9" style:family="paragraph" style:parent-style-name="Standard">
      <style:text-properties fo:font-size="10pt" officeooo:rsid="01cdbefa" officeooo:paragraph-rsid="01cdbefa" style:font-size-asian="10pt" style:font-size-complex="10pt"/>
    </style:style>
    <style:style style:name="P10" style:family="paragraph" style:parent-style-name="Standard">
      <style:text-properties fo:font-size="10pt" officeooo:rsid="00ceb368" officeooo:paragraph-rsid="00ceb704" style:font-size-asian="10pt" style:font-size-complex="10pt"/>
    </style:style>
    <style:style style:name="P11" style:family="paragraph" style:parent-style-name="Standard">
      <style:text-properties fo:font-size="10pt" fo:font-style="italic" officeooo:rsid="01256066" officeooo:paragraph-rsid="01cdbefa" style:font-size-asian="10pt" style:font-style-asian="italic" style:font-size-complex="10pt" style:font-style-complex="italic"/>
    </style:style>
    <style:style style:name="P12" style:family="paragraph" style:parent-style-name="Standard">
      <style:text-properties fo:font-size="10pt" fo:font-style="italic" officeooo:rsid="0115e39d" officeooo:paragraph-rsid="01237795" style:font-size-asian="10pt" style:font-style-asian="italic" style:font-size-complex="10pt" style:font-style-complex="italic"/>
    </style:style>
    <style:style style:name="P13" style:family="paragraph" style:parent-style-name="Standard">
      <style:text-properties fo:font-size="10pt" fo:font-style="italic" officeooo:rsid="01237795" officeooo:paragraph-rsid="01cdbefa" style:font-size-asian="10pt" style:font-style-asian="italic" style:font-size-complex="10pt" style:font-style-complex="italic"/>
    </style:style>
    <style:style style:name="P14" style:family="paragraph" style:parent-style-name="Standard">
      <style:text-properties officeooo:rsid="01030acd" officeooo:paragraph-rsid="01030acd"/>
    </style:style>
    <style:style style:name="P15" style:family="paragraph" style:parent-style-name="Standard">
      <style:text-properties officeooo:paragraph-rsid="010f4e85"/>
    </style:style>
    <style:style style:name="P16" style:family="paragraph" style:parent-style-name="Standard">
      <style:text-properties style:font-name="Courier" fo:font-size="10pt" officeooo:rsid="00db5481" officeooo:paragraph-rsid="00ceb704" style:font-size-asian="10pt" style:font-size-complex="10pt"/>
    </style:style>
    <style:style style:name="P17" style:family="paragraph" style:parent-style-name="Standard">
      <style:text-properties style:font-name="Courier" fo:font-size="10pt" officeooo:rsid="00db5481" officeooo:paragraph-rsid="01dd7e80" style:font-size-asian="10pt" style:font-size-complex="10pt"/>
    </style:style>
    <style:style style:name="P18" style:family="paragraph" style:parent-style-name="Standard">
      <style:text-properties style:font-name="Courier" fo:font-size="10pt" officeooo:rsid="01030acd" officeooo:paragraph-rsid="01256066" style:font-size-asian="10pt" style:font-size-complex="10pt"/>
    </style:style>
    <style:style style:name="P19" style:family="paragraph" style:parent-style-name="Standard">
      <style:text-properties officeooo:paragraph-rsid="01b1e9fa"/>
    </style:style>
    <style:style style:name="P20" style:family="paragraph" style:parent-style-name="Standard">
      <style:text-properties officeooo:paragraph-rsid="01cdbefa"/>
    </style:style>
    <style:style style:name="P21" style:family="paragraph" style:parent-style-name="Standard">
      <style:text-properties officeooo:paragraph-rsid="01dd7e8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dc5739" style:font-size-asian="10pt" style:font-size-complex="10pt"/>
    </style:style>
    <style:style style:name="T3" style:family="text">
      <style:text-properties fo:font-size="10pt" officeooo:rsid="0106e4d7" style:font-size-asian="10pt" style:font-size-complex="10pt"/>
    </style:style>
    <style:style style:name="T4" style:family="text">
      <style:text-properties fo:font-size="10pt" officeooo:rsid="0142cdec" style:font-size-asian="10pt" style:font-size-complex="10pt"/>
    </style:style>
    <style:style style:name="T5" style:family="text">
      <style:text-properties fo:font-size="10pt" fo:font-style="italic" officeooo:rsid="00dd5a64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ec4833" style:font-size-asian="10pt" style:font-style-asian="italic" style:font-size-complex="10pt" style:font-style-complex="italic"/>
    </style:style>
    <style:style style:name="T7" style:family="text">
      <style:text-properties fo:font-size="10pt" fo:font-style="italic" officeooo:rsid="0115e39d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1237795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1256066" style:font-size-asian="10pt" style:font-style-asian="italic" style:font-size-complex="10pt" style:font-style-complex="italic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142cdec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19a3af7" style:font-size-asian="10pt" style:font-weight-asian="bold" style:font-size-complex="10pt" style:font-weight-complex="bold"/>
    </style:style>
    <style:style style:name="T13" style:family="text">
      <style:text-properties style:font-name="Courier"/>
    </style:style>
    <style:style style:name="T14" style:family="text">
      <style:text-properties style:font-name="Courier" fo:font-size="10pt" officeooo:rsid="00db5481" style:font-size-asian="10pt" style:font-size-complex="10pt"/>
    </style:style>
    <style:style style:name="T15" style:family="text">
      <style:text-properties style:font-name="Courier" fo:font-size="10pt" officeooo:rsid="01030acd" style:font-size-asian="10pt" style:font-size-complex="10pt"/>
    </style:style>
    <style:style style:name="T16" style:family="text">
      <style:text-properties style:font-name="Courier" fo:font-size="10pt" officeooo:rsid="01445b85" style:font-size-asian="10pt" style:font-size-complex="10pt"/>
    </style:style>
    <style:style style:name="T17" style:family="text">
      <style:text-properties style:font-name="Courier" fo:font-size="10pt" officeooo:rsid="018404cd" style:font-size-asian="10pt" style:font-size-complex="10pt"/>
    </style:style>
    <style:style style:name="T18" style:family="text">
      <style:text-properties style:font-name="Courier" fo:font-size="10pt" officeooo:rsid="01905229" style:font-size-asian="10pt" style:font-size-complex="10pt"/>
    </style:style>
    <style:style style:name="T19" style:family="text">
      <style:text-properties style:font-name="Courier" fo:font-size="10pt" officeooo:rsid="019b7b57" style:font-size-asian="10pt" style:font-size-complex="10pt"/>
    </style:style>
    <style:style style:name="T20" style:family="text">
      <style:text-properties style:font-name="Courier" fo:font-size="10pt" officeooo:rsid="01a8a106" style:font-size-asian="10pt" style:font-size-complex="10pt"/>
    </style:style>
    <style:style style:name="T21" style:family="text">
      <style:text-properties style:font-name="Courier" fo:font-size="10pt" officeooo:rsid="01bd5d22" style:font-size-asian="10pt" style:font-size-complex="10pt"/>
    </style:style>
    <style:style style:name="T22" style:family="text">
      <style:text-properties style:font-name="Courier" officeooo:rsid="00db5481"/>
    </style:style>
    <style:style style:name="T23" style:family="text">
      <style:text-properties style:font-name="Courier" officeooo:rsid="01030acd"/>
    </style:style>
    <style:style style:name="T24" style:family="text">
      <style:text-properties style:font-name="Courier" officeooo:rsid="0155b245"/>
    </style:style>
    <style:style style:name="T25" style:family="text">
      <style:text-properties style:font-name="Courier" officeooo:rsid="01d66a62"/>
    </style:style>
    <style:style style:name="T26" style:family="text">
      <style:text-properties officeooo:rsid="01030acd"/>
    </style:style>
    <style:style style:name="T27" style:family="text">
      <style:text-properties officeooo:rsid="01281493"/>
    </style:style>
    <style:style style:name="T28" style:family="text">
      <style:text-properties officeooo:rsid="012962ba"/>
    </style:style>
    <style:style style:name="T29" style:family="text">
      <style:text-properties officeooo:rsid="012b0735"/>
    </style:style>
    <style:style style:name="T30" style:family="text">
      <style:text-properties officeooo:rsid="01304c92"/>
    </style:style>
    <style:style style:name="T31" style:family="text">
      <style:text-properties officeooo:rsid="01386687"/>
    </style:style>
    <style:style style:name="T32" style:family="text">
      <style:text-properties officeooo:rsid="0151124b"/>
    </style:style>
    <style:style style:name="T33" style:family="text">
      <style:text-properties officeooo:rsid="0151d584"/>
    </style:style>
    <style:style style:name="T34" style:family="text">
      <style:text-properties officeooo:rsid="0153240b"/>
    </style:style>
    <style:style style:name="T35" style:family="text">
      <style:text-properties officeooo:rsid="01cdbefa"/>
    </style:style>
    <style:style style:name="T36" style:family="text">
      <style:text-properties officeooo:rsid="01dd7e80"/>
    </style:style>
    <style:style style:name="T37" style:family="text">
      <style:text-properties officeooo:rsid="01e3322a"/>
    </style:style>
    <style:style style:name="T38" style:family="text">
      <style:text-properties officeooo:rsid="01e82f11"/>
    </style:style>
    <style:style style:name="T39" style:family="text">
      <style:text-properties officeooo:rsid="01e96c17"/>
    </style:style>
    <style:style style:name="T40" style:family="text">
      <style:text-properties officeooo:rsid="021dab4d"/>
    </style:style>
    <style:style style:name="T41" style:family="text">
      <style:text-properties officeooo:rsid="021e25b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1">TRIO</text:span> MISSION: </text:p>
      <text:p text:style-name="P15"><text:span text:style-name="T5">Use this value-added KtS as log/sandbox as you go. Note anything notable. </text:span><text:span text:style-name="T6">Utilize QAF in real-time and outside class.</text:span></text:p>
      <text:p text:style-name="P4"/>
      <text:p text:style-name="P7">PHASE I:</text:p>
      <text:p text:style-name="P7">Refactor. <text:span text:style-name="T32">Carry only your best work forward. (</text:span><text:span text:style-name="T34">discuss-&gt;a</text:span><text:span text:style-name="T32">malgamat</text:span><text:span text:style-name="T37">e</text:span><text:span text:style-name="T33">|</text:span><text:span text:style-name="T34">champ</text:span><text:span text:style-name="T38">but</text:span><text:span text:style-name="T39">y</text:span><text:span text:style-name="T38">tho</text:span><text:span text:style-name="T34">)</text:span></text:p>
      <text:p text:style-name="P7"/>
      <text:p text:style-name="P7">PHASE II:</text:p>
      <text:p text:style-name="P7"/>
      <text:p text:style-name="P14"><text:span text:style-name="T2">G</text:span><text:span text:style-name="T1">iven a </text:span><text:span text:style-name="T4">file </text:span><text:span text:style-name="T10">krew</text:span><text:span text:style-name="T11">e</text:span><text:span text:style-name="T12">s.txt</text:span><text:span text:style-name="T1">, </text:span><text:span text:style-name="T3">structured as follows</text:span><text:span text:style-name="T1">:</text:span></text:p>
      <text:p text:style-name="P5"/>
      <text:p text:style-name="P19"><text:span text:style-name="T21">pd</text:span><text:span text:style-name="T18">$$$</text:span><text:span text:style-name="T16">devo</text:span><text:span text:style-name="T18">$$$</text:span><text:span text:style-name="T17">ducky</text:span><text:span text:style-name="T20">@@@</text:span><text:span text:style-name="T19">pd</text:span><text:span text:style-name="T18">$$$</text:span><text:span text:style-name="T16">devo</text:span><text:span text:style-name="T18">$$$</text:span><text:span text:style-name="T17">ducky</text:span><text:span text:style-name="T20">@@@</text:span><text:span text:style-name="T19">pd</text:span><text:span text:style-name="T18">$$$</text:span><text:span text:style-name="T16">devo</text:span><text:span text:style-name="T18">$$$</text:span><text:span text:style-name="T17">ducky</text:span><text:span text:style-name="T20">@@@...</text:span></text:p>
      <text:p text:style-name="P5"/>
      <text:p text:style-name="P8">with each tuple a representing a devo, their period, and their ducky, </text:p>
      <text:p text:style-name="P8"/>
      <text:p text:style-name="P6">…write a Python program to</text:p>
      <text:p text:style-name="P6">* <text:span text:style-name="T35">read the file and populate your list of dictionaries accordingly</text:span></text:p>
      <text:p text:style-name="P6">* randomly select a Devo</text:p>
      <text:p text:style-name="P6">* <text:span text:style-name="T35">print the Devo’s name, their period, and their little friend’s name</text:span></text:p>
      <text:p text:style-name="P12"/>
      <text:p text:style-name="P5"/>
      <text:p text:style-name="P1">DELIVERABLE: Identical code in each teammates’ workshop, in specified location.</text:p>
      <text:p text:style-name="P1"/>
      <text:p text:style-name="P10"><text:span text:style-name="T13">path/to/</text:span><text:span text:style-name="T22">your</text:span><text:span text:style-name="T13">/work</text:span><text:span text:style-name="T22">shop</text:span><text:span text:style-name="T13">$ tree </text:span><text:span text:style-name="T23">0</text:span><text:span text:style-name="T24">5</text:span><text:span text:style-name="T23">_</text:span><text:span text:style-name="T25">bitstream</text:span></text:p>
      <text:p text:style-name="P16">.</text:p>
      <text:p text:style-name="P17">├── <text:span text:style-name="T26">krewes.</text:span><text:span text:style-name="T36">txt</text:span></text:p>
      <text:p text:style-name="P21"><text:span text:style-name="T14">└── </text:span><text:span text:style-name="T15">krewes.py</text:span></text:p>
      <text:p text:style-name="P17"/>
      <text:p text:style-name="P18"/>
      <text:p text:style-name="P9">As always...</text:p>
      <text:p text:style-name="P20"><text:span text:style-name="T6">* </text:span><text:span text:style-name="T8">h</text:span><text:span text:style-name="T7">eading</text:span></text:p>
      <text:p text:style-name="P20"><text:span text:style-name="T7">* </text:span><text:span text:style-name="T8">block comment at top of .py file: <text:line-break/></text:span><text:span text:style-name="T9">DISCO:</text:span></text:p>
      <text:p text:style-name="P11">QCC:</text:p>
      <text:p text:style-name="P1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8:17:32.213566566</meta:creation-date>
    <dc:date>2024-09-16T10:03:26.013116000</dc:date>
    <meta:editing-duration>PT2H22M56S</meta:editing-duration>
    <meta:editing-cycles>171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18" meta:character-count="807" meta:non-whitespace-character-count="707"/>
  </office:meta>
</office:document-meta>
</file>